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7fe2a" officeooo:paragraph-rsid="0017fe2a"/>
    </style:style>
    <style:style style:name="P2" style:family="paragraph" style:parent-style-name="Standard">
      <style:text-properties fo:language="cs" fo:country="CZ" officeooo:rsid="00118a34" officeooo:paragraph-rsid="00118a34"/>
    </style:style>
    <style:style style:name="P3" style:family="paragraph" style:parent-style-name="Standard">
      <style:text-properties fo:language="cs" fo:country="CZ" officeooo:rsid="00137c6a" officeooo:paragraph-rsid="00137c6a"/>
    </style:style>
    <style:style style:name="P4" style:family="paragraph" style:parent-style-name="Standard">
      <style:paragraph-properties fo:margin-top="5.099cm" fo:margin-bottom="0.499cm" style:contextual-spacing="false" fo:text-align="center" style:justify-single-word="false"/>
      <style:text-properties fo:font-size="16pt" officeooo:rsid="000f42ec" officeooo:paragraph-rsid="000f42ec" style:font-size-asian="16pt" style:font-size-complex="16pt"/>
    </style:style>
    <style:style style:name="P5" style:family="paragraph" style:parent-style-name="Standard">
      <style:paragraph-properties fo:margin-top="0.499cm" fo:margin-bottom="0.499cm" style:contextual-spacing="false" fo:text-align="center" style:justify-single-word="false"/>
      <style:text-properties fo:font-size="16pt" fo:language="cs" fo:country="CZ" officeooo:rsid="000f42ec" officeooo:paragraph-rsid="000f42ec" style:font-size-asian="16pt" style:font-size-complex="16pt"/>
    </style:style>
    <style:style style:name="P6" style:family="paragraph" style:parent-style-name="Standard">
      <style:paragraph-properties fo:margin-top="0.4cm" fo:margin-bottom="0cm" style:contextual-spacing="false" fo:text-align="center" style:justify-single-word="false"/>
      <style:text-properties fo:font-size="16pt" fo:language="cs" fo:country="CZ" officeooo:rsid="000f42ec" officeooo:paragraph-rsid="000f42ec" style:font-size-asian="16pt" style:font-size-complex="16pt"/>
    </style:style>
    <style:style style:name="P7" style:family="paragraph" style:parent-style-name="Standard">
      <style:paragraph-properties fo:break-before="page"/>
      <style:text-properties fo:language="cs" fo:country="CZ" officeooo:rsid="00109884" officeooo:paragraph-rsid="0010988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8a34"/>
    </style:style>
    <style:style style:name="T3" style:family="text">
      <style:text-properties style:text-underline-style="none" officeooo:rsid="00126baa"/>
    </style:style>
    <style:style style:name="T4" style:family="text">
      <style:text-properties style:text-underline-style="none" officeooo:rsid="00137c6a"/>
    </style:style>
    <style:style style:name="T5" style:family="text">
      <style:text-properties fo:language="cs" fo:country="CZ"/>
    </style:style>
    <style:style style:name="T6" style:family="text">
      <style:text-properties fo:language="cs" fo:country="CZ" officeooo:rsid="0014ea55"/>
    </style:style>
    <style:style style:name="T7" style:family="text">
      <style:text-properties fo:font-size="16pt" style:text-underline-style="none" fo:font-weight="bold" officeooo:rsid="000f42ec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B051</text:p>
      <text:p text:style-name="P5"><text:span text:style-name="T1">Výpočetní metody v bioinformatice a systémové biologii</text:span></text:p>
      <text:p text:style-name="P6"><text:span text:style-name="T1">Bioinformatika</text:span></text:p>
      <text:p text:style-name="P7"><text:span text:style-name="T1">Z PDB som pozbieral 15 sekvencií z rodiny vírov, do ktorej patrí SARS-CoV-2. </text:span><text:span text:style-name="T2">Všetky sekvencie sú uložené v samostatných súboroch. Názov súboru je zložený z rodiny viru, do ktorej patrí, organizmu z ktorého bola sekvencia získaná a krajiny, kde sa organizmus vyskytoval.</text:span></text:p>
      <text:p text:style-name="P2"><text:span text:style-name="T1">Všetky sekvencie som vložil do jedného súboru covid_sequences.fa.<text:line-break/>Pomocou príkazu: perl -ne 'if (/^&gt;/){$seq=~s/\r?\n(.)/$1/g;print $seq;$seq=q{};print;}else{$seq.=$_}END{$seq=~s/\r?\n(.)/$1/g;print $seq;}' covid_sequences.fa &gt; covid_sequences_single.fa<text:line-break/>som všetky sekvencie upravil na jeden riadok každú.<text:line-break/>Viacnásobné zarovnanie som spravil pomocou programu clustalo príkazom: clustalo -i covid_sequences_single.fa -o covid_sequences.aln --outfmt clu<text:line-break/></text:span><text:span text:style-name="T3">Hľadanie konsenzuálnej sekvencie som zvolil online nástroj emboss <text:s/></text:span><text:a xlink:type="simple" xlink:href="https://emboss.bioinformatics.nl/cgi-bin/emboss/cons" text:style-name="Internet_20_link" text:visited-style-name="Visited_20_Internet_20_Link">https://emboss.bioinformatics.nl/cgi-bin/emboss/cons</text:a><text:span text:style-name="T3"> a opäť zarovnal na jeden riadok do súboru consensus_single</text:span><text:span text:style-name="T4">.</text:span></text:p>
      <text:p text:style-name="P3"><text:span text:style-name="T1">consensus_single som následne použil na hľadanie ORF pomocou online nástroja: </text:span><text:a xlink:type="simple" xlink:href="https://www.bioinformatics.org/sms2/orf_find.html" text:style-name="Internet_20_link" text:visited-style-name="Visited_20_Internet_20_Link">https://www.bioinformatics.org/sms2/orf_find.html</text:a><text:span text:style-name="T1"> Nastroj identifikoval rôzne ORF v zavislosti na zadaných parametroch. Ani jeden ORF nevyhovoval Spike proteinu.<text:line-break/>Na základe preštudovania primárnej štruktúry spike proteínov v SARS-CoV-2, SARS-cCV a MERS-CoV som prešiel vlastnú konsenzuálnu sekvenciu ako aj viacnásobne zarovnanie<text:line-break/>a došiel som k záveru, že pri zarovnaní sa časť sekvencie pre S-protein pri MERS sekvenciách nezarovnala spolu s ostatnými a teda vo výslednej konsenzuálnej sekvencii ORF pre S-protein je výsledkom len SARS-CoV-2 a SARS-CoV. Vďaka tejto infotmácii som bol schopný identifikovať ORF pre S-proteín.<text:line-break/>Začiatok je na pozícii 22478 aminokyselinou M (ATG) končí na pozícii 26804 AMK T (ACA) za ktorou následuje stop kodon TAA.<text:line-break/>Celá sekvencia sa nachádza v súbore spikeFromCons.</text:span></text:p>
      <text:p text:style-name="Standard"><text:span text:style-name="T5"/></text:p>
      <text:p text:style-name="Standard"><text:span text:style-name="T6">Následne som z</text:span><text:span text:style-name="T5">ozbier</text:span><text:span text:style-name="T6">al</text:span><text:span text:style-name="T5"> 12 prim</text:span><text:span text:style-name="T6">á</text:span><text:span text:style-name="T5">rnych sekvenci</text:span><text:span text:style-name="T6">í</text:span><text:span text:style-name="T5"> Spike prote</text:span><text:span text:style-name="T6">í</text:span><text:span text:style-name="T5">nov do s</text:span><text:span text:style-name="T6">ú</text:span><text:span text:style-name="T5">boru spike_sequences.fa </text:span><text:span text:style-name="T6">a zarovnal ich na jeden riadok každú do súboru spike_sequences_single.fa</text:span><text:span text:style-name="T5"><text:line-break/>Stiahol som si program MEGA, v ktorom som si spravil zarovnanie sekvenci</text:span><text:span text:style-name="T6">í</text:span><text:span text:style-name="T5"> a to n</text:span><text:span text:style-name="T6">á</text:span><text:span text:style-name="T5">sledne pou</text:span><text:span text:style-name="T6">ž</text:span><text:span text:style-name="T5">il na vytvorenie fylogenetick</text:span><text:span text:style-name="T6">é</text:span><text:span text:style-name="T5">ho stromu ulo</text:span><text:span text:style-name="T6">ž</text:span><text:span text:style-name="T5">en</text:span><text:span text:style-name="T6">é</text:span><text:span text:style-name="T5">ho v s</text:span><text:span text:style-name="T6">ú</text:span><text:span text:style-name="T5">bore phylogenetic_tree<text:line-break/>PNG s</text:span><text:span text:style-name="T6">ú</text:span><text:span text:style-name="T5">bory phylogenetic_tree.png a phylogenetic_tree_circle.png s</text:span><text:span text:style-name="T6">ú</text:span><text:span text:style-name="T5"> grafick</text:span><text:span text:style-name="T6">é</text:span><text:span text:style-name="T5"> v</text:span><text:span text:style-name="T6">ý</text:span><text:span text:style-name="T5">stupy z MEGA. </text:span><text:span text:style-name="T6">J</text:span><text:span text:style-name="T5">eden ako </text:span><text:span text:style-name="T6">ča</text:span><text:span text:style-name="T5">sov</text:span><text:span text:style-name="T6">ý</text:span><text:span text:style-name="T5"> strom, druh</text:span><text:span text:style-name="T6">ý</text:span><text:span text:style-name="T5"> v kruhovom preveden</text:span><text:span text:style-name="T6">í</text:span><text:span text:style-name="T5">.<text:line-break/>Zo získaného stromu je názorne vidno odlišnos</text:span><text:span text:style-name="T6">ť</text:span><text:span text:style-name="T5"> spike proteínov u </text:span><text:span text:style-name="T6">MERS</text:span><text:span text:style-name="T5">-</text:span><text:span text:style-name="T6">C</text:span><text:span text:style-name="T5">o</text:span><text:span text:style-name="T6">V</text:span><text:span text:style-name="T5"> a </text:span><text:span text:style-name="T6">SRAS</text:span><text:span text:style-name="T5">-</text:span><text:span text:style-name="T6">C</text:span><text:span text:style-name="T5">o</text:span><text:span text:style-name="T6">V</text:span><text:span text:style-name="T5">/</text:span><text:span text:style-name="T6">SARS</text:span><text:span text:style-name="T5">-</text:span><text:span text:style-name="T6">C</text:span><text:span text:style-name="T5">o</text:span><text:span text:style-name="T6">V</text:span><text:span text:style-name="T5">-2, kde </text:span><text:span text:style-name="T6">SARS</text:span><text:span text:style-name="T5">-</text:span><text:span text:style-name="T6">C</text:span><text:span text:style-name="T5">o</text:span><text:span text:style-name="T6">V</text:span><text:span text:style-name="T5"> a </text:span><text:span text:style-name="T6">SARS</text:span><text:span text:style-name="T5">-</text:span><text:span text:style-name="T6">C</text:span><text:span text:style-name="T5">o</text:span><text:span text:style-name="T6">V</text:span><text:span text:style-name="T5">-2 sú si fylogeneticky bližšie ako </text:span><text:span text:style-name="T6">MERS</text:span><text:span text:style-name="T5">-</text:span><text:span text:style-name="T6">C</text:span><text:span text:style-name="T5">o</text:span><text:span text:style-name="T6">V</text:span><text:span text:style-name="T5">.<text:line-break/>Spike proteín získaný z netopiera sa približoval najviac </text:span><text:span text:style-name="T6">MERS</text:span><text:span text:style-name="T5">-u.<text:line-break/>Viacnásobným zarovnaním cez clustalo a pomocou online nástroja som získal konsenzuálnu sekvenciu spike_sequence_consensus.fasta Nástrojom: https://blast.ncbi.nlm.nih.gov/Blast.cgi?PROGRAM=blastp&amp;PAGE_TYPE=BlastSearch&amp;LINK_LOC=blasthome<text:line-break/>Som namapoval získanú konsenzuálnu sekvenciu na najbližší proteín PDB. Ako najbližši proteín s najvyšším skóre vyšiel 7WCL_A, </text:span><text:span text:style-name="T6">č</text:span><text:span text:style-name="T5">o je Chain A, Spike glycoprotein (SARS-CoV-2)<text:line-break/>v súbore PDB_BLAST_7cwl.png je grafické znázornenie rozdielnosti v aminokyselinách. Odlišnost jednotlivých AMK si vysvetlujem tým, že môj konsenzus pozostáva z proteínov<text:line-break/>pochádzajúcich zo </text:span><text:span text:style-name="T6">SARS</text:span><text:span text:style-name="T5">/</text:span><text:span text:style-name="T6">SARS</text:span><text:span text:style-name="T5">-</text:span><text:span text:style-name="T6">C</text:span><text:span text:style-name="T5">o</text:span><text:span text:style-name="T6">V</text:span><text:span text:style-name="T5">-2 ako aj </text:span><text:span text:style-name="T6">MERS</text:span><text:span text:style-name="T5">. Kde pri zarovnaní mohlo dôjs</text:span><text:span text:style-name="T6">ť</text:span><text:span text:style-name="T5"> k nepresnostiam kvôli odlišnost</text:span><text:span text:style-name="T6">i</text:span><text:span text:style-name="T5"> jednotlivých AMK v rôznych viroch.<text:line-break/>Toto podporuje aj výskyt úsekov xxxxxxxxx (programom na výrobu konsenzu nerozhodnutými pozíciami).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7fe2a" officeooo:paragraph-rsid="0017fe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I, MU, jaro 2021, Oto Stank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3:53:27.665000000</meta:creation-date>
    <meta:generator>LibreOffice/7.1.2.2$Windows_X86_64 LibreOffice_project/8a45595d069ef5570103caea1b71cc9d82b2aae4</meta:generator>
    <dc:date>2021-05-30T15:36:10.874000000</dc:date>
    <meta:editing-duration>PT20M26S</meta:editing-duration>
    <meta:editing-cycles>2</meta:editing-cycles>
    <meta:document-statistic meta:table-count="0" meta:image-count="0" meta:object-count="0" meta:page-count="2" meta:paragraph-count="8" meta:word-count="425" meta:character-count="3409" meta:non-whitespace-character-count="2991"/>
  </office:meta>
</office:document-meta>
</file>